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.39</text:p>
      <text:p text:style-name="Standard"/>
      <text:p text:style-name="Standard">It is possible that the list of pending URLs contains duplicates. If a URL appears more than once on the same page and it's not already in the list of traversed URLs, it can be added to the pending list more than o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a Bakalarczyk</meta:initial-creator>
    <meta:creation-date>2017-02-17T16:37:29.63</meta:creation-date>
    <meta:document-statistic meta:table-count="0" meta:image-count="0" meta:object-count="0" meta:page-count="1" meta:paragraph-count="2" meta:word-count="44" meta:character-count="223"/>
    <dc:date>2017-02-17T16:44:18.17</dc:date>
    <dc:creator>Amanda Bakalarczyk</dc:creator>
    <meta:editing-duration>PT6M50S</meta:editing-duration>
    <meta:editing-cycles>1</meta:editing-cycles>
    <meta:generator>OpenOffice/4.1.3$Win32 OpenOffice.org_project/413m1$Build-9783</meta:generator>
  </office:meta>
</office:document-meta>
</file>